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13" calcext:value-type="float">
            <text:p>2213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ugmented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25000" calcext:value-type="float">
            <text:p>225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SFlms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4:21:14.4557368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2-01-05T15:16:01.366059372</dc:date>
    <meta:editing-duration>PT1H50M18S</meta:editing-duration>
    <meta:editing-cycles>20</meta:editing-cycles>
    <meta:document-statistic meta:table-count="1" meta:cell-count="15110" meta:object-count="0"/>
  </office:meta>
</office:document-meta>
</file>